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331" officeooo:paragraph-rsid="0003e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ass Gamefield</text:h>
      <text:h text:style-name="Heading_20_2" text:outline-level="2">methods:</text:h>
      <text:h text:style-name="Heading_20_3" text:outline-level="3">init_rows()</text:h>
      <text:h text:style-name="Heading_20_3" text:outline-level="3">print(String arg_a, int arg_b)</text:h>
      <text:h text:style-name="Heading_20_3" text:outline-level="3">update(KeyEvent keyEvent)</text:h>
      <text:h text:style-name="Heading_20_3" text:outline-level="3">check_rows()</text:h>
      <text:h text:style-name="Heading_20_3" text:outline-level="3">add_test_tetromino()</text:h>
      <text:h text:style-name="Heading_20_3" text:outline-level="3">tet_off()</text:h>
      <text:h text:style-name="Heading_20_3" text:outline-level="3">tet_on()</text:h>
      <text:h text:style-name="Heading_20_3" text:outline-level="3">move_test()</text:h>
      <text:h text:style-name="Heading_20_3" text:outline-level="3">choose_action()</text:h>
      <text:h text:style-name="Heading_20_3" text:outline-level="3">move_right()</text:h>
      <text:h text:style-name="Heading_20_3" text:outline-level="3">move_left()</text:h>
      <text:h text:style-name="Heading_20_3" text:outline-level="3">move_up()</text:h>
      <text:h text:style-name="Heading_20_3" text:outline-level="3">check_down_place()</text:h>
      <text:h text:style-name="Heading_20_3" text:outline-level="3">move_down()</text:h>
      <text:h text:style-name="Heading_20_3" text:outline-level="3">action()</text:h>
      <text:h text:style-name="Heading_20_3" text:outline-level="3">clear_row(int row_pos)</text:h>
      <text:h text:style-name="Heading_20_3" text:outline-level="3">play()</text:h>
      <text:h text:style-name="Heading_20_3" text:outline-level="3">stop()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05:59:42.897278584</meta:creation-date>
    <dc:date>2022-08-26T06:03:35.111806146</dc:date>
    <meta:editing-duration>PT3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6" meta:character-count="267" meta:non-whitespace-character-count="261"/>
  </office:meta>
</office:document-meta>
</file>